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ódulos del programa:</text:p>
      <text:p text:style-name="Standard"/>
      <text:p text:style-name="Standard">-MAIN: Módulo principal, llama al menú principal del juego</text:p>
      <text:p text:style-name="Standard"/>
      <text:p text:style-name="Standard">-MenuPrincipal: Permite elegir las opciones principales del juego, crear partida nueva, cargar partida (si tenemos alguna guardada) o editar un mapa.</text:p>
      <text:p text:style-name="Standard"/>
      <text:p text:style-name="Standard">-GestionPartidas: Se encarga de crear una partida nueva (ya sea desde 0 o con datos de una partida guardada) y realiza un bucle para recorrer el mapa de una sala a otra, el cual se rompe si nos quedamos sin vida, si llegamos a la sala FIN o si llegamos a un callejón sin salida. Desde aquí se puede elegir una dificultad, la cual actúa como multiplicador de ciertas variables del juego (probabilidad de encontrar objetos, de generar un monstruo, de ganar o perder contra un monstruo y a la penalización por huir de un monstruo).</text:p>
      <text:p text:style-name="Standard"/>
      <text:p text:style-name="Standard">-GestionFicheros: En este módulo se encuentran todas las funciones que requieren extraer o introducir información en los ficheros. Se encarga tanto para generar los elementos del juego (monstruos, mapa, objetos, ...) como de guardar y cargar partida, escribiendo o recuperando de los ficheros correspondientes.</text:p>
      <text:p text:style-name="Standard"/>
      <text:p text:style-name="Standard">-GestionSalas: Gestiona todo lo que ocurre desde que entramos a una sala hasta que salimos de ella. El recorrido de una sala es el siguiente: Damos la opción de guardar partida o salir antes de entrar, una vez entramos, se generan aleatoriamente los elementos de la sala (ambiente, monstruo, objetos). Si hay monstruo y/o objetos, entramos al menú de la sala, el cual nos permite ver el estado de personaje, el inventario, recoger un objeto <text:s/>o pelear/huir del monstruo (o salir, si no hay monstruo). Después de esto, mostramos las salidas posibles y damos a elegir una. Este módulo también se encarga de determinar cuál es la siguiente sala, y de borrar las salas por las que vamos pasando.</text:p>
      <text:p text:style-name="Standard"/>
      <text:p text:style-name="Standard">-GestionMonstruos: Se encarga tanto de generar un monstruo aleatorio como de la lucha entre el personaje y el mismo. Calcula el resultado de los dados aleatorios y en función de dicho resultado, resta o suma a la vida del personaje. Si hay algún objeto de por medio, también analiza si ha sido efectivo o no, y si lo ha sido, hay posibilidad de que haya un bonus si la habilidad coincide en personaje, monstruo y objeto.</text:p>
      <text:p text:style-name="Standard"/>
      <text:p text:style-name="Standard">-GestionObjetos: Al igual que gestión de monstruos, genera 1 o 2 objetos aleatorios en cada sala. También gestiona la recogida de uno de esos objetos y todo lo que tiene que ver con el inventario del personaje, como la opción de utilizar uno de los objetos almacenados para la lucha.</text:p>
      <text:p text:style-name="Standard"/>
      <text:p text:style-name="Standard">-GestionPersonaje: Se encarga de la creación del personaje, en caso de partida nueva. También permite ver el estado de dicho personaje desde el menú de la sala.</text:p>
      <text:p text:style-name="Standard"/>
      <text:p text:style-name="Standard">-GestionGraficos (versión texto): Permite mostrar un dibujo de la sala con los elementos de la misma.</text:p>
      <text:p text:style-name="Standard"/>
      <text:p text:style-name="Standard">-EditorMapas (versión texto): Permite crear un mapa personalizado, que se almacenará en los archivos 'custom' (sobrescribiendo el mapa personalizado anterior). El mapa se construye de manera <text:s/>que una vez terminado, es 100% seguro que será válido para el juego.</text:p>
      <text:p text:style-name="Standard"/>
      <text:p text:style-name="Standard">-GestionPantalla (version tkinter): Almacena ciertas funciones para controlar las ventanas de tkinter, sobre todo para centrarlas y controlar lo que pasa cuando las cerramos.</text:p>
      <text:p text:style-name="Standard"/>
      <text:p text:style-name="Standard"/>
      <text:p text:style-name="Standard"/>
      <text:p text:style-name="Standard"><text:soft-page-break/>Propiedades de las habilidades: Para darle un poco más de significado e importancia a las habilidades (LUCHA, MAGIA y ASTUCIA), he dedidido darle ciertas propiedades a cada habilidad, dependiendo de si el personaje, el monstruo o el objeto la posee.</text:p>
      <text:p text:style-name="Standard"/>
      <text:p text:style-name="Standard">Personaje:</text:p>
      <text:p text:style-name="Standard">- LUCHA: los dados del pj llegan hasta 23 (en lugar de 20).</text:p>
      <text:p text:style-name="Standard">- MAGIA: empieza con 100 de vida adicional (entre 200 y 300).</text:p>
      <text:p text:style-name="Standard">- ASTUCIA: reduce probabilidad de monstruo un 12 %.</text:p>
      <text:p text:style-name="Standard"><text:tab/><text:tab/><text:tab/></text:p>
      <text:p text:style-name="Standard">Monstruo:</text:p>
      <text:p text:style-name="Standard">- LUCHA: monstruo cuenta con un dado adicional en la lucha.</text:p>
      <text:p text:style-name="Standard">- MAGIA: monstruo inflige un 30% de vida adicional si gana al personaje.</text:p>
      <text:p text:style-name="Standard">- ASTUCIA: si el monstruo gana, nos quita un objeto.</text:p>
      <text:p text:style-name="Standard"/>
      <text:p text:style-name="Standard">Objeto (se aplica independientemente de si el objeto coincide o no con el monstruo):</text:p>
      <text:p text:style-name="Standard">- LUCHA: los dados del pj empiezan desde el 5 (en lugar de 1).</text:p>
      <text:p text:style-name="Standard">- MAGIA: reduce un 50% el daño total recibido si perdemos.</text:p>
      <text:p text:style-name="Standard">- ASTUCIA: si se produce un empate, ganamos automáticamente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8M1S</meta:editing-duration>
    <meta:editing-cycles>5</meta:editing-cycles>
    <meta:generator>OpenOffice/4.1.7$Win32 OpenOffice.org_project/417m1$Build-9800</meta:generator>
    <dc:date>2021-11-21T17:11:34.38</dc:date>
    <meta:document-statistic meta:table-count="0" meta:image-count="0" meta:object-count="0" meta:page-count="2" meta:paragraph-count="26" meta:word-count="682" meta:character-count="4043"/>
    <meta:user-defined meta:name="Info 1"/>
    <meta:user-defined meta:name="Info 2"/>
    <meta:user-defined meta:name="Info 3"/>
    <meta:user-defined meta:name="Info 4"/>
  </office:meta>
</office:document-meta>
</file>